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8.85pt"/>
    </style:style>
    <style:style style:name="co2" style:family="table-column">
      <style:table-column-properties fo:break-before="auto" style:column-width="129.09pt"/>
    </style:style>
    <style:style style:name="co3" style:family="table-column">
      <style:table-column-properties fo:break-before="auto" style:column-width="394.95pt"/>
    </style:style>
    <style:style style:name="co4" style:family="table-column">
      <style:table-column-properties fo:break-before="auto" style:column-width="414.06pt"/>
    </style:style>
    <style:style style:name="ro1" style:family="table-row">
      <style:table-row-properties style:row-height="17.21pt" fo:break-before="auto" style:use-optimal-row-height="false"/>
    </style:style>
    <style:style style:name="ro2" style:family="table-row">
      <style:table-row-properties style:row-height="17.15pt" fo:break-before="auto" style:use-optimal-row-height="false"/>
    </style:style>
    <style:style style:name="ro3" style:family="table-row">
      <style:table-row-properties style:row-height="173.96pt" fo:break-before="auto" style:use-optimal-row-height="false"/>
    </style:style>
    <style:style style:name="ro4" style:family="table-row">
      <style:table-row-properties style:row-height="45.69pt" fo:break-before="auto" style:use-optimal-row-height="false"/>
    </style:style>
    <style:style style:name="ro5" style:family="table-row">
      <style:table-row-properties style:row-height="31.44pt" fo:break-before="auto" style:use-optimal-row-height="false"/>
    </style:style>
    <style:style style:name="ro6" style:family="table-row">
      <style:table-row-properties style:row-height="17.01pt" fo:break-before="auto" style:use-optimal-row-height="false"/>
    </style:style>
    <style:style style:name="ro7" style:family="table-row">
      <style:table-row-properties style:row-height="12.81pt" fo:break-before="auto" style:use-optimal-row-height="false"/>
    </style:style>
    <style:style style:name="ta1" style:family="table" style:master-page-name="PageStyle_5f_GB-N1_20_V00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fo:padding="2.01pt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padding="2.01pt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B-N1 V00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9"/>
        <table:table-column table:style-name="co1" table:number-columns-repeated="251" table:default-cell-style-name="ce3"/>
        <table:table-column table:style-name="co1" table:number-columns-repeated="767" table:default-cell-style-name="Default"/>
        <table:table-row table:style-name="ro1"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Name</text:p>
          </table:table-cell>
          <table:table-cell table:style-name="ce5" office:value-type="string" calcext:value-type="string">
            <text:p>Specification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Quantity</text:p>
          </table:table-cell>
          <table:table-cell table:style-name="Default" office:value-type="string" calcext:value-type="string">
            <text:p>Location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Default" office:value-type="string" calcext:value-type="string">
            <text:p>Integrated Circuit</text:p>
          </table:table-cell>
          <table:table-cell table:style-name="ce1" office:value-type="string" calcext:value-type="string">
            <text:p>AMS1117 ADJ SOT-223 18V/0.8A 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U17</text:p>
          </table:table-cell>
          <table:table-cell table:number-columns-repeated="251"/>
          <table:table-cell table:style-name="ce3" table:number-columns-repeated="76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Default" office:value-type="string" calcext:value-type="string">
            <text:p>Integrated Circuit</text:p>
          </table:table-cell>
          <table:table-cell table:style-name="ce1" office:value-type="string" calcext:value-type="string">
            <text:p>AP2127K-ADJ 10KHZ SOT23-5 DIODES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U1205</text:p>
          </table:table-cell>
          <table:table-cell table:number-columns-repeated="251"/>
          <table:table-cell table:style-name="ce3" table:number-columns-repeated="76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Default" office:value-type="string" calcext:value-type="string">
            <text:p>Integrated Circuit</text:p>
          </table:table-cell>
          <table:table-cell table:style-name="ce1" office:value-type="string" calcext:value-type="string">
            <text:p>ASM1061 QFN-48PIN PCI-TO-SATA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U9,U1209,U1212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Default" office:value-type="string" calcext:value-type="string">
            <text:p>Integrated Circuit</text:p>
          </table:table-cell>
          <table:table-cell table:style-name="ce1" office:value-type="string" calcext:value-type="string">
            <text:p>FR9888SP SOP-8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U2,U84,U86,U1216,U1217</text:p>
          </table:table-cell>
          <table:table-cell table:number-columns-repeated="251"/>
          <table:table-cell table:style-name="ce3" table:number-columns-repeated="76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Default" office:value-type="string" calcext:value-type="string">
            <text:p>Integrated Circuit</text:p>
          </table:table-cell>
          <table:table-cell table:style-name="ce1" office:value-type="string" calcext:value-type="string">
            <text:p>MT7621 LFBGA-346PIN <text:s/>11.7X13.6MM MTK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U6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Integrated Circuit</text:p>
          </table:table-cell>
          <table:table-cell table:style-name="ce1" office:value-type="string" calcext:value-type="string">
            <text:p>NT5CB256M16BP-DI 512MB DDR3 BGA96PIN 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U400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Integrated Circuit</text:p>
          </table:table-cell>
          <table:table-cell table:style-name="ce1" office:value-type="string" calcext:value-type="string">
            <text:p>Silergy SY8009A 3V- 5.5V 1.5A SOT-25 DC-DC 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U1207,U1208</text:p>
          </table:table-cell>
          <table:table-cell table:number-columns-repeated="251"/>
          <table:table-cell table:style-name="ce3" table:number-columns-repeated="76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Default" office:value-type="string" calcext:value-type="string">
            <text:p>Integrated Circuit</text:p>
          </table:table-cell>
          <table:table-cell table:style-name="ce1" office:value-type="string" calcext:value-type="string">
            <text:p>SST25VF512A 512Kb SOP-8 2.7V-3.6V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U5,U1211,U1214(ASM1061.rom)</text:p>
          </table:table-cell>
          <table:table-cell table:number-columns-repeated="101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Default" office:value-type="string" calcext:value-type="string">
            <text:p>Integrated Circuit</text:p>
          </table:table-cell>
          <table:table-cell table:style-name="ce1" office:value-type="string" calcext:value-type="string">
            <text:p>W25Q256FV 2.7V-3.6V WSON8 8X6mm 32MB SPI Flash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U8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Default" office:value-type="string" calcext:value-type="string">
            <text:p>Integrated Circuit</text:p>
          </table:table-cell>
          <table:table-cell table:style-name="ce1" office:value-type="string" calcext:value-type="string">
            <text:p>FE1.1S USB 2.0 HUB SSOP28 LB3BOC4B8135C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U402</text:p>
          </table:table-cell>
          <table:table-cell table:number-columns-repeated="251"/>
          <table:table-cell table:style-name="ce3" table:number-columns-repeated="76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Default" office:value-type="string" calcext:value-type="string">
            <text:p>Crystal</text:p>
          </table:table-cell>
          <table:table-cell table:style-name="ce1" office:value-type="string" calcext:value-type="string">
            <text:p>12MHz ±10ppm 12pF 3.2*2.5 7 SMD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Y5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Default" office:value-type="string" calcext:value-type="string">
            <text:p>Crystal</text:p>
          </table:table-cell>
          <table:table-cell table:style-name="ce1" office:value-type="string" calcext:value-type="string">
            <text:p>20MHz ±10ppm 15pF 3.2*2.5 <text:s/>TXC SMD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X1,X2,X3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Default" office:value-type="string" calcext:value-type="string">
            <text:p>Crystal</text:p>
          </table:table-cell>
          <table:table-cell table:style-name="ce1" office:value-type="string" calcext:value-type="string">
            <text:p>40MHz ±10ppm 15pF 3.2*2.5 7V40000009 TXC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U23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Default" office:value-type="string" calcext:value-type="string">
            <text:p>Socket</text:p>
          </table:table-cell>
          <table:table-cell table:style-name="ce1" office:value-type="string" calcext:value-type="string">
            <text:p>microSD 10pin <text:s/>12.1x14.1mm <text:s/>SMT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J44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Default" office:value-type="string" calcext:value-type="string">
            <text:p>Socket</text:p>
          </table:table-cell>
          <table:table-cell table:style-name="ce1" office:value-type="string" calcext:value-type="string">
            <text:p>SATA Connector 7+15P SMT 180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J12,J45,J46,J47,J48,J49</text:p>
          </table:table-cell>
          <table:table-cell table:number-columns-repeated="251"/>
          <table:table-cell table:style-name="ce3" table:number-columns-repeated="76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Default" office:value-type="string" calcext:value-type="string">
            <text:p>Transformer</text:p>
          </table:table-cell>
          <table:table-cell table:style-name="ce6" office:value-type="string" calcext:value-type="string">
            <text:p>TNK QT24A01 24PIN 1000M 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T1,T2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Default" office:value-type="string" calcext:value-type="string">
            <text:p>Transistor</text:p>
          </table:table-cell>
          <table:table-cell table:style-name="ce1" office:value-type="string" calcext:value-type="string">
            <text:p>MMBT3904 SOT23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Q8</text:p>
          </table:table-cell>
          <table:table-cell table:number-columns-repeated="251"/>
          <table:table-cell table:style-name="ce3" table:number-columns-repeated="76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Default" office:value-type="string" calcext:value-type="string">
            <text:p>Transistor</text:p>
          </table:table-cell>
          <table:table-cell table:style-name="ce1" office:value-type="string" calcext:value-type="string">
            <text:p>MMBT3906 SOT23 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Q7</text:p>
          </table:table-cell>
          <table:table-cell table:number-columns-repeated="251"/>
          <table:table-cell table:style-name="ce3" table:number-columns-repeated="76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Default" office:value-type="string" calcext:value-type="string">
            <text:p>Ferrite Bead</text:p>
          </table:table-cell>
          <table:table-cell table:style-name="ce1" office:value-type="string" calcext:value-type="string">
            <text:p>40R@100M 300mA 0402 BEAD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L361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Default" office:value-type="string" calcext:value-type="string">
            <text:p>Inductor</text:p>
          </table:table-cell>
          <table:table-cell table:style-name="ce1" office:value-type="string" calcext:value-type="string">
            <text:p>2.2uH, Idc=1.2A, 2.5*2.0*1.0mm,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L729,L731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Default" office:value-type="string" calcext:value-type="string">
            <text:p>Inductor</text:p>
          </table:table-cell>
          <table:table-cell table:style-name="ce1" office:value-type="string" calcext:value-type="string">
            <text:p>4.7uH <text:s/>2A 5.0*5.0*4.0mm 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L3,L732,L733</text:p>
          </table:table-cell>
          <table:table-cell table:number-columns-repeated="10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Default" office:value-type="string" calcext:value-type="string">
            <text:p>Inductor</text:p>
          </table:table-cell>
          <table:table-cell table:style-name="ce2" office:value-type="string" calcext:value-type="string">
            <text:p>MHCC06030-100M-R7 10UH ±20％ 4.0A 6.6*7.3*3.0MM 一体成型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1,L728,L730,L734,L735</text:p>
          </table:table-cell>
          <table:table-cell table:style-name="ce9" table:number-columns-repeated="1018"/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100NF ±10% 16V X7R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35" calcext:value-type="float">
            <text:p>135</text:p>
          </table:table-cell>
          <table:table-cell table:style-name="ce2" office:value-type="string" calcext:value-type="string">
            <text:p>C14,C19,C23,C25,C26,C27,C32,C34,C36,C38,C39,C40,C41,C42,C54,C4178,C4181,C4192,C4193,C4195,C4196,C4199,C4200,C4206,C4207,C4209,C4211,C4212,C4223,C4224,C4226,C4227,C4230,C4231,C4237,C4238,C4240,C4241,C4242,C4246,C4248,C750,C4269,C46,C48,C49,C50,C4202,C4203,C4204,C4205,C4233,C4234,C4235,C4236,C9,C45,C53,C77,C90,C104,C111,C116,C118,C120,C125,C129,C131,C132,C133,C134,C135,C136,C137,C139,C141,C142,C143,C170,C171,C172,C173,C174,C175,C176,C177,C303,C304,C306,C307,C309,C340,C341,C342,C343,C354,C356,C357,C358,C369,C371,C373,C375,C376,C378,C379,C380,C400,C401,C402,C403,C405,C406,C407,C409,C410,C411,C412,C413,C414,C415,C416,C417,C419,C420,C421,C1082,C1108,C1321,C1322,C4255,C4256,C4264,C4265,C4270</text:p>
          </table:table-cell>
          <table:table-cell table:number-columns-repeated="1018"/>
        </table:table-row>
        <table:table-row table:style-name="ro4">
          <table:table-cell table:style-name="ce1" office:value-type="float" office:value="24" calcext:value-type="float">
            <text:p>24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10NF ±10% 50V X7R SMD0402 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29" calcext:value-type="float">
            <text:p>29</text:p>
          </table:table-cell>
          <table:table-cell table:style-name="ce2" office:value-type="string" calcext:value-type="string">
            <text:p>C21,C22,C28,C29,C30,C31,C33,C35,C4180,C4187,C4188,C4189,C4190,C4191,C4194,C4198,C4218,C4219,C4220,C4221,C4222,C4225,C4228,C4249,C18,C1075,C1101,C4251,C4260</text:p>
          </table:table-cell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10UF ±10% 10V X5R SMD0603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C20,C24,C4197,C4201,C4229,C4232,C1706,C1709,C1713</text:p>
          </table:table-cell>
          <table:table-cell table:number-columns-repeated="101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10UF ±10% 10V X5R SMD0805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C213,C215,C217,C239</text:p>
          </table:table-cell>
          <table:table-cell table:number-columns-repeated="1018"/>
        </table:table-row>
        <table:table-row table:style-name="ro5">
          <table:table-cell table:style-name="ce1" office:value-type="float" office:value="27" calcext:value-type="float">
            <text:p>27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10UF ±10% 25V X5R SMD0805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C43,C1080,C1109,C4253,C4262,C37,C1081,C1110,C4252,C4261,RC1</text:p>
          </table:table-cell>
          <table:table-cell table:number-columns-repeated="101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15PF ±5% 50V NPO SMD0402 村田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C7,C4208,C4239</text:p>
          </table:table-cell>
          <table:table-cell table:number-columns-repeated="101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18PF ±5% 50V NPO SMD0402 村田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C324,C325</text:p>
          </table:table-cell>
          <table:table-cell table:number-columns-repeated="101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1NF ±10% 2KV X7R SMD1206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C1,C305,C345</text:p>
          </table:table-cell>
          <table:table-cell table:number-columns-repeated="101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1UF ±10% 16V X5R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C112,C117,C236,C237</text:p>
          </table:table-cell>
          <table:table-cell table:number-columns-repeated="101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1UF ±10% 16V X5R SMD0603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C1703,C1704,C1705,C1707,C1710,C1711,C84,C4186,C4217</text:p>
          </table:table-cell>
          <table:table-cell table:number-columns-repeated="1018"/>
        </table:table-row>
        <table:table-row table:style-name="ro5">
          <table:table-cell table:style-name="ce1" office:value-type="float" office:value="33" calcext:value-type="float">
            <text:p>33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22UF ±20% 10V X5R SMD0805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C8,C51,C52,C1076,C1077,C1078,C1088,C1089,C1090,C1093,C4258,C4259,C4267,C4268,CTR19</text:p>
          </table:table-cell>
          <table:table-cell table:number-columns-repeated="101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27PF ±5% 50V NPO SMD0402 村田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C749,C751</text:p>
          </table:table-cell>
          <table:table-cell table:number-columns-repeated="101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4.7NF ±10% 50V X7R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C1091,C1095</text:p>
          </table:table-cell>
          <table:table-cell table:number-columns-repeated="101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4.7UF ±10% 16V X5R SMD0603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C127,C361,C362,C363,C374,C377</text:p>
          </table:table-cell>
          <table:table-cell table:number-columns-repeated="101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4.7UF ±10% 16V X5R SMD0805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C128,C408,C418,C1702,C1708,C1712</text:p>
          </table:table-cell>
          <table:table-cell table:number-columns-repeated="1018"/>
        </table:table-row>
        <table:table-row table:style-name="ro5">
          <table:table-cell table:style-name="ce1" office:value-type="float" office:value="38" calcext:value-type="float">
            <text:p>38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0R ±1% 1/10W SMD0603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R8,R1752,R1760,R1775,R1776,R1777,R1778,R1779,R1780,R26,L360</text:p>
          </table:table-cell>
          <table:table-cell table:number-columns-repeated="1018"/>
        </table:table-row>
        <table:table-row table:style-name="ro5">
          <table:table-cell table:style-name="ce1" office:value-type="float" office:value="39" calcext:value-type="float">
            <text:p>39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0R ±1％ 1/16W SMD0402 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R17,R24,R55,R58,R81,R82,R83,R84,R172,R173,R174,R393,R394,R395,R1781,R1782,R102,R413</text:p>
          </table:table-cell>
          <table:table-cell table:number-columns-repeated="101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0R ±1％ 1/8W SMD0805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R215,R1745,R1773,R1774</text:p>
          </table:table-cell>
          <table:table-cell table:number-columns-repeated="101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1.5K ±1%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R221</text:p>
          </table:table-cell>
          <table:table-cell table:number-columns-repeated="101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100K ±1％ 1/10W SMD0603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37,R1749,R1757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100K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R16,R755,R762,R1768,R1771,R258,R1743,R1744</text:p>
          </table:table-cell>
          <table:table-cell table:number-columns-repeated="101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100R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R383,R401</text:p>
          </table:table-cell>
          <table:table-cell table:number-columns-repeated="1018"/>
        </table:table-row>
        <table:table-row table:style-name="ro5">
          <table:table-cell table:style-name="ce1" office:value-type="float" office:value="45" calcext:value-type="float">
            <text:p>45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10K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R414,R429,R430,R431,R432,R433,R774,R1702,R1705,R1712,R14,R766,R779,R1767,R1770,R250,R252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12.1K ±1%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R48,R49,R1754,R1755,R1762,R1763</text:p>
          </table:table-cell>
          <table:table-cell table:number-columns-repeated="101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1K ±1％ 1/10W SMD0603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R1747,R1765</text:p>
          </table:table-cell>
          <table:table-cell table:number-columns-repeated="1018"/>
        </table:table-row>
        <table:table-row table:style-name="ro5">
          <table:table-cell table:style-name="ce1" office:value-type="float" office:value="48" calcext:value-type="float">
            <text:p>48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1K ±1%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R22,R64,R65,R66,R67,R68,R402,R403,R404,R405,R406,R407,R411,R412,R778</text:p>
          </table:table-cell>
          <table:table-cell table:number-columns-repeated="101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2.7K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R249</text:p>
          </table:table-cell>
          <table:table-cell table:number-columns-repeated="101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200R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R21</text:p>
          </table:table-cell>
          <table:table-cell table:number-columns-repeated="101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20K ±1%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R775,R776,R1710,R1707</text:p>
          </table:table-cell>
          <table:table-cell table:number-columns-repeated="101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22K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R1706</text:p>
          </table:table-cell>
          <table:table-cell table:number-columns-repeated="101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22R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R69</text:p>
          </table:table-cell>
          <table:table-cell table:number-columns-repeated="101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240R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R400,R408</text:p>
          </table:table-cell>
          <table:table-cell table:number-columns-repeated="101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24K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54,R72,R380</text:p>
          </table:table-cell>
          <table:table-cell table:number-columns-repeated="101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26.1K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R777</text:p>
          </table:table-cell>
          <table:table-cell table:number-columns-repeated="101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30K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R1709</text:p>
          </table:table-cell>
          <table:table-cell table:number-columns-repeated="101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330R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R2,R3,R253,R255,R264,R272</text:p>
          </table:table-cell>
          <table:table-cell table:number-columns-repeated="1018"/>
        </table:table-row>
        <table:table-row table:style-name="ro5">
          <table:table-cell table:style-name="ce1" office:value-type="float" office:value="59" calcext:value-type="float">
            <text:p>59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4.7K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R9,R10,R124,R125,R129,R130,R132,R133,R139,R140,R142,R144,R145,R146,R148,R151,R155,R157,R260,R381</text:p>
          </table:table-cell>
          <table:table-cell table:number-columns-repeated="101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4.99K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R1701</text:p>
          </table:table-cell>
          <table:table-cell table:number-columns-repeated="101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44.2K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R13,R764,R1766,R1769</text:p>
          </table:table-cell>
          <table:table-cell table:number-columns-repeated="101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51R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R50,R51,R52,R53,R73,R74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75R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R300,R301,R302,R303,R340,R341,R342,R343</text:p>
          </table:table-cell>
          <table:table-cell table:number-columns-repeated="1018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470UF 25V 8*12mm DIP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C4250</text:p>
          </table:table-cell>
          <table:table-cell table:number-columns-repeated="251"/>
          <table:table-cell table:style-name="ce3" table:number-columns-repeated="767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Default" office:value-type="string" calcext:value-type="string">
            <text:p>LEDs</text:p>
          </table:table-cell>
          <table:table-cell table:style-name="ce1" office:value-type="string" calcext:value-type="string">
            <text:p>二合一 带绿灯+绿灯 Φ3 4.5*9mm <text:s/>黑色 左正右负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D4</text:p>
          </table:table-cell>
          <table:table-cell table:number-columns-repeated="251"/>
          <table:table-cell table:style-name="ce3" table:number-columns-repeated="767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Default" office:value-type="string" calcext:value-type="string">
            <text:p>3.5mm Jack</text:p>
          </table:table-cell>
          <table:table-cell table:style-name="ce1" office:value-type="string" calcext:value-type="string">
            <text:p>PJ-325-5P 音频座子 90度 18*12.4*8.2MM 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JP1</text:p>
          </table:table-cell>
          <table:table-cell table:number-columns-repeated="251"/>
          <table:table-cell table:style-name="ce3" table:number-columns-repeated="767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Default" office:value-type="string" calcext:value-type="string">
            <text:p>Power Jack</text:p>
          </table:table-cell>
          <table:table-cell table:style-name="ce1" office:value-type="string" calcext:value-type="string">
            <text:p>侧立式90度 芯径2.0MM Y形 DIP DC-005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J6</text:p>
          </table:table-cell>
          <table:table-cell table:number-columns-repeated="251"/>
          <table:table-cell table:style-name="ce3" table:number-columns-repeated="767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Default" office:value-type="string" calcext:value-type="string">
            <text:p>USB 3.0</text:p>
          </table:table-cell>
          <table:table-cell table:style-name="ce1" office:value-type="string" calcext:value-type="string">
            <text:p>USB3.0 AF母座 90度 侧插式 带卷边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J8</text:p>
          </table:table-cell>
          <table:table-cell table:number-columns-repeated="251"/>
          <table:table-cell table:style-name="ce3" table:number-columns-repeated="767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Default" office:value-type="string" calcext:value-type="string">
            <text:p>RJ45</text:p>
          </table:table-cell>
          <table:table-cell table:style-name="ce1" office:value-type="string" calcext:value-type="string">
            <text:p>RJ45 1X1 8P8C 90度带灯 15.7*15.1*12.6MM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P1,P2</text:p>
          </table:table-cell>
          <table:table-cell table:number-columns-repeated="1018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Default" office:value-type="string" calcext:value-type="string">
            <text:p>Reset Switch</text:p>
          </table:table-cell>
          <table:table-cell table:style-name="ce1" office:value-type="string" calcext:value-type="string">
            <text:p>4Pin 6*6*6 90°柄长2.5mm 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S3</text:p>
          </table:table-cell>
          <table:table-cell table:number-columns-repeated="251"/>
          <table:table-cell table:style-name="ce3" table:number-columns-repeated="767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Default" office:value-type="string" calcext:value-type="string">
            <text:p>Power Switch</text:p>
          </table:table-cell>
          <table:table-cell table:style-name="ce1" office:value-type="string" calcext:value-type="string">
            <text:p>直键开关 SPF22 <text:s/>间距2.5MM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S4</text:p>
          </table:table-cell>
          <table:table-cell table:number-columns-repeated="251"/>
          <table:table-cell table:style-name="ce3" table:number-columns-repeated="767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Default" office:value-type="string" calcext:value-type="string">
            <text:p>USB 2.0</text:p>
          </table:table-cell>
          <table:table-cell table:style-name="ce7" office:value-type="string" calcext:value-type="string">
            <text:p>USB2.0 双层 A型母座 卧式 13.1*17.5*15.6mm</text:p>
          </table:table-cell>
          <table:table-cell table:style-name="ce7" office:value-type="string" calcext:value-type="string">
            <text:p>PCS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USB1</text:p>
          </table:table-cell>
          <table:table-cell table:number-columns-repeated="251"/>
          <table:table-cell table:style-name="ce3" table:number-columns-repeated="767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Default" office:value-type="string" calcext:value-type="string">
            <text:p>2 Pin Fan Connector</text:p>
          </table:table-cell>
          <table:table-cell table:style-name="ce7" office:value-type="string" calcext:value-type="string">
            <text:p>2 PIN 白色 2.54mm</text:p>
          </table:table-cell>
          <table:table-cell table:style-name="ce7" office:value-type="string" calcext:value-type="string">
            <text:p>PCS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R4，R5</text:p>
          </table:table-cell>
          <table:table-cell table:number-columns-repeated="1018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Default" office:value-type="string" calcext:value-type="string">
            <text:p>UART 3 Pin Header</text:p>
          </table:table-cell>
          <table:table-cell table:style-name="ce1" office:value-type="string" calcext:value-type="string">
            <text:p>4 PIN 2.54mm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J1，J4</text:p>
          </table:table-cell>
          <table:table-cell table:number-columns-repeated="1018"/>
        </table:table-row>
        <table:table-row table:style-name="ro6" table:number-rows-repeated="1048499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￥</number:text>
      <number:number number:decimal-places="0" loext:min-decimal-places="0" number:min-integer-digits="1" number:grouping="true"/>
    </number:number-style>
    <number:number-style style:name="N121">
      <number:text>￥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￥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￥</number:text>
      <number:number number:decimal-places="2" loext:min-decimal-places="2" number:min-integer-digits="1" number:grouping="true"/>
    </number:number-style>
    <number:number-style style:name="N123">
      <number:text>￥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￥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￥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 style:vertical-align="middle"/>
      <style:text-properties style:font-name="宋体" fo:font-family="宋体" fo:font-size="12pt" style:font-size-asian="12pt" style:font-name-complex="宋体" style:font-family-complex="宋体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B-N1_20_V00" style:display-name="PageStyle_GB-N1 V0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6-03-29T20:13:24</meta:creation-date>
    <dc:date>2017-02-07T21:12:40.303004548</dc:date>
    <meta:editing-cycles>2</meta:editing-cycles>
    <meta:editing-duration>PT4M38S</meta:editing-duration>
    <meta:document-statistic meta:table-count="1" meta:cell-count="450" meta:object-count="0"/>
    <meta:generator>LibreOffice/5.2.4.2.1$Linux_X86_64 LibreOffice_project/20m0$Build-2</meta:generator>
    <meta:user-defined meta:name="KSOProductBuildVer">2052-10.1.0.6029</meta:user-defined>
  </office:meta>
</office:document-meta>
</file>